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3035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3354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3252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4319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number-columns-repeated="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7" table:default-cell-style-name="ce4"/>
        <table:table-column table:style-name="co19" table:default-cell-style-name="ce4"/>
        <table:table-column table:style-name="co16" table:default-cell-style-name="ce4"/>
        <table:table-column table:style-name="co4" table:default-cell-style-name="ce4"/>
        <table:table-column table:style-name="co20" table:default-cell-style-name="Default"/>
        <table:table-column table:style-name="co4" table:default-cell-style-name="Default"/>
        <table:table-row table:style-name="ro1">
          <table:table-cell table:style-name="ce4"/>
          <table:table-cell office:value-type="string" calcext:value-type="string">
            <text:p>prolog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_val</text:p>
          </table:table-cell>
          <table:table-cell office:value-type="string" calcext:value-type="string">
            <text:p>float64_val</text:p>
          </table:table-cell>
          <table:table-cell office:value-type="string" calcext:value-type="string">
            <text:p>string_val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bstr</text:p>
          </table:table-cell>
          <table:table-cell office:value-type="string" calcext:value-type="string">
            <text:p>float2int</text:p>
          </table:table-cell>
          <table:table-cell office:value-type="string" calcext:value-type="string">
            <text:p>int2floa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nputf</text:p>
          </table:table-cell>
          <table:table-cell office:value-type="string" calcext:value-type="string">
            <text:p>intputi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unc_head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unc_args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nc_return_vals</text:p>
          </table:table-cell>
          <table:table-cell table:number-columns-repeated="8"/>
          <table:table-cell table:number-columns-repeated="3" office:value-type="float" office:value="7" calcext:value-type="float">
            <text:p>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nc_return_vals_par</text:p>
          </table:table-cell>
          <table:table-cell table:number-columns-repeated="21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_type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10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unc_or_list_of_vars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ll_func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3" office:value-type="float" office:value="26" calcext:value-type="float">
            <text:p>2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nc_calling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3" office:value-type="float" office:value="27" calcext:value-type="float">
            <text:p>27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nc_calling_n</text:p>
          </table:table-cell>
          <table:table-cell table:number-columns-repeated="21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t_val_identifier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nst_va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st_of_vars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st_of_vars_n</text:p>
          </table:table-cell>
          <table:table-cell table:number-columns-repeated="4"/>
          <table:table-cell table:number-columns-repeated="2" office:value-type="float" office:value="37" calcext:value-type="float">
            <text:p>37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st_of_vars_op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s_inter_func</text:p>
          </table:table-cell>
          <table:table-cell table:number-columns-repeated="23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ign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eassign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nd_of_assign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ycl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ycle_list_of_assign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ycle_list_of_assign_n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17"/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cle_list_of_reassign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ycle_list_of_reassign_n</text:p>
          </table:table-cell>
          <table:table-cell table:number-columns-repeated="22"/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_of_cycle</text:p>
          </table:table-cell>
          <table:table-cell table:number-columns-repeated="18"/>
          <table:table-cell office:value-type="float" office:value="62" calcext:value-type="float">
            <text:p>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dit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eturned_val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xt_returned_val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9"/>
          <table:table-cell office:value-type="float" office:value="65" calcext:value-type="float">
            <text:p>6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41:47.176277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6T19:41:03.188759105</meta:creation-date>
    <dc:date>2020-12-09T12:11:43.373392598</dc:date>
    <meta:editing-duration>PT47M10S</meta:editing-duration>
    <meta:editing-cycles>10</meta:editing-cycles>
    <meta:generator>LibreOffice/7.0.3.1$Linux_X86_64 LibreOffice_project/00$Build-1</meta:generator>
    <meta:document-statistic meta:table-count="1" meta:cell-count="147" meta:object-count="0"/>
  </office:meta>
</office:document-meta>
</file>